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13.25cm" fo:min-width="8cm"/>
      <style:paragraph-properties style:writing-mode="lr-tb"/>
    </style:style>
    <style:style style:name="gr3" style:family="graphic" style:parent-style-name="standard">
      <style:graphic-properties draw:textarea-horizontal-align="justify" draw:textarea-vertical-align="middle" draw:auto-grow-height="false" fo:min-height="0.25cm" fo:min-width="18.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subtitle">
      <style:graphic-properties draw:fill-color="#ffffff" fo:min-height="12.19cm"/>
      <style:paragraph-properties style:writing-mode="lr-tb"/>
    </style:style>
    <style:style style:name="pr5" style:family="presentation" style:parent-style-name="Default-subtitle" style:list-style-name="L2">
      <style:graphic-properties draw:fill-color="#ffffff" draw:auto-grow-height="true" fo:min-height="12.19cm"/>
      <style:paragraph-properties style:writing-mode="lr-tb"/>
    </style:style>
    <style:style style:name="P1" style:family="paragraph">
      <style:paragraph-properties fo:text-align="start"/>
      <style:text-properties fo:font-size="12pt" style:font-size-asian="12pt" style:font-size-complex="12pt"/>
    </style:style>
    <style:style style:name="P2" style:family="paragraph">
      <loext:graphic-properties draw:fill-color="#ffffff"/>
      <style:paragraph-properties fo:text-align="start"/>
      <style:text-properties fo:font-size="12pt" style:font-size-asian="12pt" style:font-size-complex="12pt"/>
    </style:style>
    <style:style style:name="P3" style:family="paragraph">
      <loext:graphic-properties draw:fill-color="#ffffff"/>
    </style:style>
    <style:style style:name="P4" style:family="paragraph">
      <style:paragraph-properties fo:margin-left="0cm" fo:margin-right="0cm" fo:margin-top="0.42cm" fo:margin-bottom="0.35cm" fo:line-height="100%" fo:text-align="start" fo:text-indent="0cm"/>
      <style:text-properties fo:font-size="13pt" style:font-size-asian="13pt" style:font-size-complex="13pt"/>
    </style:style>
    <style:style style:name="P5" style:family="paragraph">
      <loext:graphic-properties draw:fill-color="#ffffff"/>
      <style:paragraph-properties fo:text-align="start"/>
      <style:text-properties fo:font-size="13pt" style:font-size-asian="13pt" style:font-size-complex="13pt"/>
    </style:style>
    <style:style style:name="P6" style:family="paragraph">
      <style:paragraph-properties fo:margin-left="0cm" fo:margin-right="0cm" fo:text-align="start" fo:text-indent="0cm"/>
      <style:text-properties fo:font-size="16pt" style:font-size-asian="16pt" style:font-size-complex="16pt"/>
    </style:style>
    <style:style style:name="P7" style:family="paragraph">
      <style:paragraph-properties fo:text-align="start"/>
      <style:text-properties fo:font-size="16pt" style:font-size-asian="16pt" style:font-size-complex="16pt"/>
    </style:style>
    <style:style style:name="P8" style:family="paragraph">
      <loext:graphic-properties draw:fill-color="#ffffff"/>
      <style:paragraph-properties fo:text-align="start"/>
      <style:text-properties fo:font-size="16pt" style:font-size-asian="16pt" style:font-size-complex="16pt"/>
    </style:style>
    <style:style style:name="P9" style:family="paragraph">
      <style:paragraph-properties fo:margin-left="0cm" fo:margin-right="0cm" fo:text-align="start" fo:text-indent="0cm"/>
      <style:text-properties fo:font-size="12pt" style:font-size-asian="12pt" style:font-size-complex="12pt"/>
    </style:style>
    <style:style style:name="P10" style:family="paragraph">
      <style:paragraph-properties fo:margin-left="0cm" fo:margin-right="0cm" fo:text-align="start" fo:text-indent="0cm"/>
      <style:text-properties fo:font-size="15pt" style:font-size-asian="15pt" style:font-size-complex="15pt"/>
    </style:style>
    <style:style style:name="P11" style:family="paragraph">
      <style:paragraph-properties fo:text-align="start"/>
      <style:text-properties fo:font-size="15pt" style:font-size-asian="15pt" style:font-size-complex="15pt"/>
    </style:style>
    <style:style style:name="P12" style:family="paragraph">
      <loext:graphic-properties draw:fill-color="#ffffff"/>
      <style:paragraph-properties fo:text-align="start"/>
      <style:text-properties fo:font-size="15pt" style:font-size-asian="15pt" style:font-size-complex="15pt"/>
    </style:style>
    <style:style style:name="P13" style:family="paragraph">
      <style:paragraph-properties fo:margin-left="0cm" fo:margin-right="0cm" fo:text-align="start" fo:text-indent="0cm"/>
      <style:text-properties fo:font-size="13pt" style:font-size-asian="13pt" style:font-size-complex="13pt"/>
    </style:style>
    <style:style style:name="P14" style:family="paragraph">
      <style:paragraph-properties fo:text-align="start"/>
      <style:text-properties fo:font-size="13pt" style:font-size-asian="13pt" style:font-size-complex="13pt"/>
    </style:style>
    <style:style style:name="P15" style:family="paragraph">
      <style:paragraph-properties fo:margin-left="0cm" fo:margin-right="0cm" fo:text-align="start" fo:text-indent="0cm"/>
      <style:text-properties fo:font-size="18pt" style:font-size-asian="18pt" style:font-size-complex="18pt"/>
    </style:style>
    <style:style style:name="P16" style:family="paragraph">
      <style:paragraph-properties fo:text-align="start"/>
      <style:text-properties fo:font-size="18pt" style:font-size-asian="18pt" style:font-size-complex="18pt"/>
    </style:style>
    <style:style style:name="P17" style:family="paragraph">
      <loext:graphic-properties draw:fill-color="#ffffff"/>
      <style:paragraph-properties fo:text-align="start"/>
      <style:text-properties fo:font-size="18pt" style:font-size-asian="18pt" style:font-size-complex="18pt"/>
    </style:style>
    <style:style style:name="P18" style:family="paragraph">
      <loext:graphic-properties draw:fill-color="#ffffff"/>
      <style:paragraph-properties fo:margin-left="0cm" fo:margin-right="0cm" fo:text-align="start" fo:text-indent="0cm"/>
      <style:text-properties fo:font-size="16pt" style:font-size-asian="16pt" style:font-size-complex="16pt"/>
    </style:style>
    <style:style style:name="P19" style:family="paragraph">
      <style:paragraph-properties fo:text-align="start"/>
    </style:style>
    <style:style style:name="P20" style:family="paragraph">
      <style:paragraph-properties fo:margin-left="0cm" fo:margin-right="0cm" fo:margin-top="0cm" fo:margin-bottom="0cm" fo:line-height="100%" fo:text-align="center" fo:text-indent="0cm"/>
    </style:style>
    <style:style style:name="P21" style:family="paragraph">
      <style:paragraph-properties fo:text-align="center"/>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style:font-size-asian="12pt" style:font-size-complex="12pt"/>
    </style:style>
    <style:style style:name="T3" style:family="text">
      <style:text-properties fo:font-size="20pt" style:font-size-asian="20pt" style:font-size-complex="20pt"/>
    </style:style>
    <style:style style:name="T4" style:family="text">
      <style:text-properti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5pt" style:font-size-asian="15pt" style:font-size-complex="15pt"/>
    </style:style>
    <style:style style:name="T7" style:family="text">
      <style:text-properties fo:font-size="18pt" style:font-size-asian="18pt" style:font-size-complex="18pt"/>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Pune Metro Navigator</text:p>
          </draw:text-box>
        </draw:frame>
        <draw:frame presentation:style-name="pr2" draw:text-style-name="P2" draw:layer="layout" svg:width="25.199cm" svg:height="9.134cm" svg:x="1.4cm" svg:y="3.682cm" presentation:class="subtitle" presentation:user-transformed="true">
          <draw:text-box>
            <text:p text:style-name="P1"><text:span text:style-name="T1">Project Overview</text:span></text:p>
            <text:p text:style-name="P1"><text:span text:style-name="T2"/></text:p>
            <text:p text:style-name="P1"><text:span text:style-name="T2">This project, Pune Metro Navigator, is a system designed to help users find the optimal metro route in Pune. It employs data structures like Doubly Linked Lists and Graphs to optimize routes between metro stations, considering parameters like total distance, travel time, and fare.</text:span></text:p>
            <text:p text:style-name="P1"><text:span text:style-name="T2"/></text:p>
            <text:p text:style-name="P1"><text:span text:style-name="T1">Key Features</text:span></text:p>
            <text:p text:style-name="P1"><text:span text:style-name="T2"/></text:p>
            <text:p text:style-name="P1"><text:span text:style-name="T2">Optimal Route Finder: Provides the best metro route based on the user's starting and destination addresses.</text:span></text:p>
            <text:p text:style-name="P1"><text:span text:style-name="T2">Distance and Travel Time Estimation: Displays walking and metro travel times.</text:span></text:p>
            <text:p text:style-name="P1"><text:span text:style-name="T2">Fare Estimation: Calculates fare based on travel distance and lane switches.</text:span></text:p>
            <text:p text:style-name="P1"><text:span text:style-name="T2">Efficient Data Structures:</text:span></text:p>
            <text:p text:style-name="P1"><text:span text:style-name="T2">Graph: Models the metro network.</text:span></text:p>
            <text:p text:style-name="P1"><text:span text:style-name="T2">Doubly Linked List: Manages connections between adjacent metro stations for bidirectional traversal.</text:span></text:p>
          </draw:text-box>
        </draw:frame>
        <presentation:notes draw:style-name="dp2">
          <draw:page-thumbnail draw:style-name="gr1" draw:layer="layout" svg:width="19.798cm" svg:height="11.136cm" svg:x="0.6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frame presentation:style-name="pr1" draw:layer="layout" svg:width="25.199cm" svg:height="2.629cm" svg:x="1.4cm" svg:y="0.628cm" presentation:class="title">
          <draw:text-box>
            <text:p>Main Functions</text:p>
          </draw:text-box>
        </draw:frame>
        <draw:frame presentation:style-name="pr2" draw:text-style-name="P2" draw:layer="layout" svg:width="25.199cm" svg:height="9.134cm" svg:x="1.4cm" svg:y="3.685cm" presentation:class="subtitle" presentation:user-transformed="true">
          <draw:text-box>
            <text:p text:style-name="P1"><text:span text:style-name="T2">Doubly Linked List</text:span></text:p>
            <text:p text:style-name="P1"><text:span text:style-name="T2"><text:line-break/></text:span><text:span text:style-name="T2">void addStation(list *metroLine, const char *newStation, const char *line);</text:span></text:p>
            <text:p text:style-name="P1"><text:span text:style-name="T2">node* pointloc(list* l, const char* d);</text:span></text:p>
            <text:p text:style-name="P1"><text:span text:style-name="T2">void findtheroad(list*purpal, list*aqua, char* curr, char* des);</text:span></text:p>
            <text:p text:style-name="P1"><text:span text:style-name="T2">void printfromto(list l, node* p, node*q, int v);</text:span></text:p>
            <text:p text:style-name="P1"><text:span text:style-name="T2"/></text:p>
            <text:p text:style-name="P1"><text:span text:style-name="T2">MATRIX AND GRAPH FUNCTIONS</text:span></text:p>
            <text:p text:style-name="P1"><text:span text:style-name="T2"/></text:p>
            <text:p text:style-name="P1"><text:span text:style-name="T2">void calculateDistanceMatrix(const char* csvFilePath, double** matrix, int* n ,const char* txtFile);</text:span></text:p>
            <text:p text:style-name="P1"><text:span text:style-name="T2">void printPathWithDistances(int* parent, double** graph, int j);</text:span></text:p>
            <text:p text:style-name="P1"><text:span text:style-name="T2">void dijkstra(double** graph, int curr, int dess, int V);</text:span></text:p>
            <text:p text:style-name="P1"><text:span text:style-name="T2">void FindNearMetrostation(double** graph, int cur, int V, char* metro, int* metno);</text:span></text:p>
            <text:p text:style-name="P1"><text:span text:style-name="T2">void addPlaceToCSV(const char* filePath, const char* name, double latitude, double longitude, const char* amenity, const char* highway);</text:span></text:p>
          </draw:text-box>
        </draw:frame>
        <presentation:notes draw:style-name="dp2">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32">
        <draw:frame presentation:style-name="pr4" draw:text-style-name="P5" draw:layer="layout" svg:width="25.199cm" svg:height="12.19cm" svg:x="1.4cm" svg:y="0.628cm" presentation:class="subtitle" presentation:user-transformed="true">
          <draw:text-box>
            <text:p text:style-name="P4"><text:span text:style-name="T3">void addStation(list *metroLine, const char *newStation, const char *line);</text:span></text:p>
            <text:p text:style-name="P4"><text:span text:style-name="T4">Function Purpose: This function adds a new station to a given metro line after a specified existing station.</text:span></text:p>
            <text:p text:style-name="P4"><text:span text:style-name="T4">Key Steps:</text:span></text:p>
            <text:p text:style-name="P4"><text:span text:style-name="T4">User Input: Prompts the user to enter the name of the station after which the new station should be added.</text:span></text:p>
            <text:p text:style-name="P4"><text:span text:style-name="T4">Station Search: Searches the metro line for the specified station.</text:span></text:p>
            <text:p text:style-name="P4"><text:span text:style-name="T4">Node Creation: Allocates memory for the new node and copies the station name to it.</text:span></text:p>
            <text:p text:style-name="P4"><text:span text:style-name="T4">Node Insertion: Inserts the new node after the specified station, updating the next and prev pointers accordingly.</text:span></text:p>
            <text:p text:style-name="P4"><text:span text:style-name="T4">Rear Update: If the new node is inserted at the end, updates the rear pointer of the metro line.</text:span></text:p>
            <text:p text:style-name="P4"><text:span text:style-name="T4">Time Complexity:</text:span></text:p>
            <text:p text:style-name="P4"><text:span text:style-name="T4">The time complexity of this function is O(n), where n is the number of stations in the metro line. This is because the search and pointloc functions, which are used to find the position of the specified station, have a linear time complexity.</text:span></text:p>
            <text:p text:style-name="P4"><text:span text:style-name="T4"/></text:p>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32">
        <draw:frame presentation:style-name="pr4" draw:text-style-name="P8" draw:layer="layout" svg:width="25.199cm" svg:height="12.19cm" svg:x="1.4cm" svg:y="0.628cm" presentation:class="subtitle" presentation:user-transformed="true">
          <draw:text-box>
            <text:p text:style-name="P6"><text:span text:style-name="T3">node* pointloc(list* l, const char* d);</text:span></text:p>
            <text:p text:style-name="P7"><text:span text:style-name="T5"/></text:p>
            <text:p text:style-name="P7"><text:span text:style-name="T5">Function Purpose:</text:span></text:p>
            <text:p text:style-name="P7"><text:span text:style-name="T5">This function searches for a node in a linked list with a specific data value.</text:span></text:p>
            <text:p text:style-name="P7"><text:span text:style-name="T5"/></text:p>
            <text:p text:style-name="P7"><text:span text:style-name="T5">Key Steps:</text:span></text:p>
            <text:p text:style-name="P7"><text:span text:style-name="T5"/></text:p>
            <text:p text:style-name="P7"><text:span text:style-name="T5">Empty List Check: Checks if the list is empty or invalid.</text:span></text:p>
            <text:p text:style-name="P7"><text:span text:style-name="T5">Linear Search: Iterates through the list, comparing the data of each node with the target data.</text:span></text:p>
            <text:p text:style-name="P7"><text:span text:style-name="T5">Node Return: If a match is found, returns the pointer to the node.</text:span></text:p>
            <text:p text:style-name="P7"><text:span text:style-name="T5">Not Found: If the node is not found, prints a message and returns NULL.</text:span></text:p>
            <text:p text:style-name="P7"><text:span text:style-name="T5"/></text:p>
            <text:p text:style-name="P7"><text:span text:style-name="T5">Time Complexity:</text:span></text:p>
            <text:p text:style-name="P7"><text:span text:style-name="T5">The time complexity of this function is O(n), where n is the number of nodes in the list. This is because it performs a linear search, iterating through each node until a match is found or the end of the list is reached.</text:span></text:p>
          </draw:text-box>
        </draw:frame>
        <presentation:notes draw:style-name="dp2">
          <draw:page-thumbnail draw:style-name="gr1" draw:layer="layout" svg:width="19.798cm" svg:height="11.136cm" svg:x="0.6cm" svg:y="2.257cm" draw:page-number="4" presentation:class="page"/>
          <draw:frame presentation:style-name="pr3"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32">
        <draw:frame presentation:style-name="pr4" draw:text-style-name="P2" draw:layer="layout" svg:width="25.199cm" svg:height="12.19cm" svg:x="1.4cm" svg:y="0.628cm" presentation:class="subtitle" presentation:user-transformed="true">
          <draw:text-box>
            <text:p text:style-name="P9"><text:span text:style-name="T6">void findtheroad(list*purpal, list*aqua, char* curr, char* des);</text:span></text:p>
            <text:p text:style-name="P1"><text:span text:style-name="T2"/></text:p>
            <text:p text:style-name="P1"><text:span text:style-name="T2">Function Purpose:</text:span></text:p>
            <text:p text:style-name="P1"><text:span text:style-name="T2"/></text:p>
            <text:p text:style-name="P1"><text:span text:style-name="T2">This function determines the optimal route between two stations on a metro line, considering potential line changes at the Civil Court station.</text:span></text:p>
            <text:p text:style-name="P1"><text:span text:style-name="T2"/></text:p>
            <text:p text:style-name="P1"><text:span text:style-name="T2">Key Steps:</text:span></text:p>
            <text:p text:style-name="P1"><text:span text:style-name="T2"/></text:p>
            <text:p text:style-name="P1"><text:span text:style-name="T2">Determine Lines: Identifies the lines (Purple or Aqua) on which the current and destination stations are located.</text:span></text:p>
            <text:p text:style-name="P1"><text:span text:style-name="T2">Identify Transfer Point: Locates the Civil Court station on both lines.</text:span></text:p>
            <text:p text:style-name="P1"><text:span text:style-name="T2">Plan the Route:</text:span></text:p>
            <text:p text:style-name="P1"><text:span text:style-name="T2">Same Line: If both stations are on the same line, it directly prints the route from the current station to the destination.</text:span></text:p>
            <text:p text:style-name="P1"><text:span text:style-name="T2">Different Lines:</text:span></text:p>
            <text:p text:style-name="P1"><text:span text:style-name="T2">Current Station to Civil Court: Prints the route from the current station to the Civil Court station on the current line.</text:span></text:p>
            <text:p text:style-name="P1"><text:span text:style-name="T2">Line Change: Informs the user to change lines.</text:span></text:p>
            <text:p text:style-name="P1"><text:span text:style-name="T2">Civil Court to Destination Station: Prints the route from the Civil Court station to the destination station on the new line.</text:span></text:p>
            <text:p text:style-name="P1"><text:span text:style-name="T2">Time Complexity:</text:span></text:p>
            <text:p text:style-name="P1"><text:span text:style-name="T2"/></text:p>
            <text:p text:style-name="P1"><text:span text:style-name="T2">The time complexity of this function is O(n), where n is the maximum number of stations on either line. This is because the search and pointloc functions have linear time complexity, and the route printing involves a single traversal of the relevant line.</text:span></text:p>
          </draw:text-box>
        </draw:frame>
        <presentation:notes draw:style-name="dp2">
          <draw:page-thumbnail draw:style-name="gr1" draw:layer="layout" svg:width="19.798cm" svg:height="11.136cm" svg:x="0.6cm" svg:y="2.257cm" draw:page-number="5" presentation:class="page"/>
          <draw:frame presentation:style-name="pr3"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32">
        <draw:frame presentation:style-name="pr4" draw:text-style-name="P12" draw:layer="layout" svg:width="25.199cm" svg:height="12.19cm" svg:x="1.4cm" svg:y="0.628cm" presentation:class="subtitle">
          <draw:text-box>
            <text:p text:style-name="P10"><text:span text:style-name="T3">void printfromto(list l, node* p, node*q, int v);</text:span></text:p>
            <text:p text:style-name="P11"><text:span text:style-name="T6"/></text:p>
            <text:p text:style-name="P11"><text:span text:style-name="T6">Function Purpose:</text:span></text:p>
            <text:p text:style-name="P11"><text:span text:style-name="T6"/></text:p>
            <text:p text:style-name="P11"><text:span text:style-name="T6">This function prints the route between two given stations on a metro line, either in the forward or reverse direction.</text:span></text:p>
            <text:p text:style-name="P11"><text:span text:style-name="T6"/></text:p>
            <text:p text:style-name="P11"><text:span text:style-name="T6">Key Steps:</text:span></text:p>
            <text:p text:style-name="P11"><text:span text:style-name="T6"/></text:p>
            <text:p text:style-name="P11"><text:span text:style-name="T6">Direction Check: Determines whether to traverse the list forward or backward based on the v parameter.</text:span></text:p>
            <text:p text:style-name="P11"><text:span text:style-name="T6">Node Traversal: Iterates through the list, starting from the appropriate end (head or tail).</text:span></text:p>
            <text:p text:style-name="P11"><text:span text:style-name="T6">Route Printing: Prints the station names as the traversal progresses, marking the start and end stations.</text:span></text:p>
            <text:p text:style-name="P11"><text:span text:style-name="T6">Time Complexity:</text:span></text:p>
            <text:p text:style-name="P11"><text:span text:style-name="T6"/></text:p>
            <text:p text:style-name="P11"><text:span text:style-name="T6">The time complexity of this function is O(n), where n is the number of stations in the list. This is because it involves a linear traversal of the list.</text:span></text:p>
          </draw:text-box>
        </draw:frame>
        <presentation:notes draw:style-name="dp2">
          <draw:page-thumbnail draw:style-name="gr1"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32">
        <draw:frame presentation:style-name="pr4" draw:text-style-name="P8" draw:layer="layout" svg:width="25.199cm" svg:height="12.19cm" svg:x="1.4cm" svg:y="0.628cm" presentation:class="subtitle" presentation:user-transformed="true">
          <draw:text-box>
            <text:p text:style-name="P6"><text:span text:style-name="T5">void calculateDistanceMatrix(const char* csvFilePath, double** matrix, int* n ,const char* txtFile);</text:span></text:p>
            <text:p text:style-name="P7"><text:span text:style-name="T5"/></text:p>
            <text:p text:style-name="P7"><text:span text:style-name="T5">Function Purpose:</text:span></text:p>
            <text:p text:style-name="P7"><text:span text:style-name="T5">This function reads a CSV file containing location data (latitude, longitude, and name), calculates a distance matrix based on the Haversine formula, and writes the location names to a text file.</text:span></text:p>
            <text:p text:style-name="P7"><text:span text:style-name="T5"/></text:p>
            <text:p text:style-name="P7"><text:span text:style-name="T5">Key Steps:</text:span></text:p>
            <text:p text:style-name="P7"><text:span text:style-name="T5"/></text:p>
            <text:p text:style-name="P7"><text:span text:style-name="T5">File Reading: Reads the CSV file and stores the location data in arrays.</text:span></text:p>
            <text:p text:style-name="P7"><text:span text:style-name="T5">Distance Matrix Calculation:</text:span></text:p>
            <text:p text:style-name="P7"><text:span text:style-name="T5">Calculates the Haversine distance between each pair of locations.</text:span></text:p>
            <text:p text:style-name="P7"><text:span text:style-name="T5">Adds an edge to the distance matrix only if the distance is below a certain threshold or if a random connection is generated.</text:span></text:p>
            <text:p text:style-name="P7"><text:span text:style-name="T5">Text File Writing: Writes the location names to a text file.</text:span></text:p>
            <text:p text:style-name="P7"><text:span text:style-name="T5">Time Complexity:</text:span></text:p>
            <text:p text:style-name="P7"><text:span text:style-name="T5">The time complexity of this function is O(n^2), where n is the number of locations. This is due to the nested loops used to calculate the distance matrix.</text:span></text:p>
          </draw:text-box>
        </draw:frame>
        <presentation:notes draw:style-name="dp2">
          <draw:page-thumbnail draw:style-name="gr1"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32">
        <draw:frame presentation:style-name="pr4" draw:text-style-name="P5" draw:layer="layout" svg:width="25.199cm" svg:height="12.19cm" svg:x="1.4cm" svg:y="0.628cm" presentation:class="subtitle" presentation:user-transformed="true">
          <draw:text-box>
            <text:p text:style-name="P13"><text:span text:style-name="T5">void dijkstra(double** graph, int curr, int dess, int V);</text:span></text:p>
            <text:p text:style-name="P14"><text:span text:style-name="T4"/></text:p>
            <text:p text:style-name="P14"><text:span text:style-name="T4">Function Purpose:</text:span></text:p>
            <text:p text:style-name="P14"><text:span text:style-name="T4"/></text:p>
            <text:p text:style-name="P14"><text:span text:style-name="T4">This function implements Dijkstra's algorithm to find the shortest path between two nodes in a graph represented by an adjacency matrix.</text:span></text:p>
            <text:p text:style-name="P14"><text:span text:style-name="T4"/></text:p>
            <text:p text:style-name="P14"><text:span text:style-name="T4">Key Steps:</text:span></text:p>
            <text:p text:style-name="P14"><text:span text:style-name="T4">Initialization:</text:span></text:p>
            <text:p text:style-name="P14"><text:span text:style-name="T4">Initializes an array dist to store the shortest distance from the source node to each node.</text:span></text:p>
            <text:p text:style-name="P14"><text:span text:style-name="T4">Initializes a boolean array sptSet to track visited nodes.</text:span></text:p>
            <text:p text:style-name="P14"><text:span text:style-name="T4">Initializes a parent array to store the predecessor of each node in the shortest path.</text:span></text:p>
            <text:p text:style-name="P14"><text:span text:style-name="T4">Dijkstra's Algorithm:</text:span></text:p>
            <text:p text:style-name="P14"><text:span text:style-name="T4">Selects the unvisited node with the minimum distance from the source.</text:span></text:p>
            <text:p text:style-name="P14"><text:span text:style-name="T4">Marks the selected node as visited.</text:span></text:p>
            <text:p text:style-name="P14"><text:span text:style-name="T4">Updates the distances of its neighbors if a shorter path is found through the selected node.</text:span></text:p>
            <text:p text:style-name="P14"><text:span text:style-name="T4">Path Printing:</text:span></text:p>
            <text:p text:style-name="P14"><text:span text:style-name="T4">Reconstructs the shortest path from the destination node to the source node using the parent array.</text:span></text:p>
            <text:p text:style-name="P14"><text:span text:style-name="T4">Prints the path and the distance between each pair of consecutive nodes.</text:span></text:p>
            <text:p text:style-name="P14"><text:span text:style-name="T4">Time Complexity:</text:span></text:p>
            <text:p text:style-name="P14"><text:span text:style-name="T4">The time complexity of Dijkstra's algorithm is O(V^2), where V is the number of vertices in the graph. This is because the outer loop runs V-1 times, and the inner loop iterates over all vertices in each iteration.</text:span></text:p>
          </draw:text-box>
        </draw:frame>
        <presentation:notes draw:style-name="dp2">
          <draw:page-thumbnail draw:style-name="gr1"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32">
        <draw:frame presentation:style-name="pr4" draw:text-style-name="P17" draw:layer="layout" svg:width="25.199cm" svg:height="12.19cm" svg:x="1.4cm" svg:y="0.628cm" presentation:class="subtitle">
          <draw:text-box>
            <text:p text:style-name="P15"><text:span text:style-name="T3">void printPathWithDistances(int* parent, double** graph, int j);</text:span></text:p>
            <text:p text:style-name="P16"><text:span text:style-name="T7"/></text:p>
            <text:p text:style-name="P16"><text:span text:style-name="T7">Function Purpose:</text:span></text:p>
            <text:p text:style-name="P16"><text:span text:style-name="T7"/></text:p>
            <text:p text:style-name="P16"><text:span text:style-name="T7">This function recursively prints the shortest path from a destination node to the source node, along with the distance between each pair of consecutive nodes.</text:span></text:p>
            <text:p text:style-name="P16"><text:span text:style-name="T7"/></text:p>
            <text:p text:style-name="P16"><text:span text:style-name="T7">Key Steps:</text:span></text:p>
            <text:p text:style-name="P16"><text:span text:style-name="T7"/></text:p>
            <text:p text:style-name="P16"><text:span text:style-name="T7">Base Case: If the current node has no parent (i.e., it's the source node), print its name.</text:span></text:p>
            <text:p text:style-name="P16"><text:span text:style-name="T7">Recursive Call: Recursively call the function for the parent node.</text:span></text:p>
            <text:p text:style-name="P16"><text:span text:style-name="T7">Print Node and Distance: Print the current node's name and the distance from its parent.</text:span></text:p>
            <text:p text:style-name="P16"><text:span text:style-name="T7"/></text:p>
            <text:p text:style-name="P16"><text:span text:style-name="T7">Time Complexity:</text:span></text:p>
            <text:p text:style-name="P16"><text:span text:style-name="T7">The time complexity of this function is O(V), where V is the number of vertices in the graph. This is because the function visits each node in the shortest path once.</text:span></text:p>
          </draw:text-box>
        </draw:frame>
        <presentation:notes draw:style-name="dp2">
          <draw:page-thumbnail draw:style-name="gr1"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32">
        <draw:frame presentation:style-name="pr4" draw:text-style-name="P8" draw:layer="layout" svg:width="25.199cm" svg:height="12.19cm" svg:x="1.4cm" svg:y="0.628cm" presentation:class="subtitle" presentation:user-transformed="true">
          <draw:text-box>
            <text:p text:style-name="P6"><text:span text:style-name="T7">void FindNearMetrostation(double** graph, int cur, int V, char* metro, int* metno);</text:span></text:p>
            <text:p text:style-name="P7"><text:span text:style-name="T5"/></text:p>
            <text:p text:style-name="P7"><text:span text:style-name="T5">Function Purpose:</text:span></text:p>
            <text:p text:style-name="P7"><text:span text:style-name="T5">This function finds the nearest metro station to a given location using Dijkstra's algorithm.</text:span></text:p>
            <text:p text:style-name="P7"><text:span text:style-name="T5"/></text:p>
            <text:p text:style-name="P7"><text:span text:style-name="T5">Key Steps:</text:span></text:p>
            <text:p text:style-name="P7"><text:span text:style-name="T5"/></text:p>
            <text:p text:style-name="P7"><text:span text:style-name="T5">Identify Metro Stations: A pre-defined array storemetro stores the indices of metro stations in the graph.</text:span></text:p>
            <text:p text:style-name="P7"><text:span text:style-name="T5">Dijkstra's Algorithm: Calculates the shortest distance from the current location to all other locations, including metro stations.</text:span></text:p>
            <text:p text:style-name="P7"><text:span text:style-name="T5">Find Nearest Metro Station: Iterates through the list of metro stations and finds the one with the shortest distance.</text:span></text:p>
            <text:p text:style-name="P7"><text:span text:style-name="T5">Retrieve Metro Station Name: Reads the name of the nearest metro station from the NamesOfplaces.txt file.</text:span></text:p>
            <text:p text:style-name="P7"><text:span text:style-name="T5">Time Complexity:</text:span></text:p>
            <text:p text:style-name="P7"><text:span text:style-name="T5">The time complexity of this function is O(V^2), where V is the number of vertices in the graph. This is due to the Dijkstra's algorithm implementation.</text:span></text:p>
          </draw:text-box>
        </draw:frame>
        <presentation:notes draw:style-name="dp2">
          <draw:page-thumbnail draw:style-name="gr1"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32">
        <draw:frame presentation:style-name="pr5" draw:text-style-name="P18" draw:layer="layout" svg:width="25.199cm" svg:height="12.19cm" svg:x="1.4cm" svg:y="0.628cm" presentation:class="subtitle">
          <draw:text-box>
            <text:p text:style-name="P6"><text:span text:style-name="T6">void addPlaceToCSV(const char* filePath, const char* name, double latitude, double longitude, const char* amenity, const char* highway);</text:span></text:p>
            <text:p text:style-name="P7"><text:span text:style-name="T5"/></text:p>
            <text:p text:style-name="P7"><text:span text:style-name="T5">This function appends a new place to a CSV file, adding its name, latitude, longitude, amenity, and highway information.</text:span></text:p>
            <text:p text:style-name="P7"><text:span text:style-name="T5"/></text:p>
            <text:p text:style-name="P7"><text:span text:style-name="T5">Key Steps:</text:span></text:p>
            <text:p text:style-name="P7"><text:span text:style-name="T5"/></text:p>
            <text:p text:style-name="P7"><text:span text:style-name="T5">Open File: Opens the specified CSV file in append mode.</text:span></text:p>
            <text:p text:style-name="P7"><text:span text:style-name="T5">Write Data: Writes the new place information to the file, formatting it as a CSV row.</text:span></text:p>
            <text:p text:style-name="P7"><text:span text:style-name="T5">Close File: Closes the file.</text:span></text:p>
            <text:p text:style-name="P7"><text:span text:style-name="T5">Time Complexity:</text:span></text:p>
            <text:p text:style-name="P7"><text:span text:style-name="T5">The time complexity of this function is O(1), as it performs a constant number of operations, independent of the size of the file or the number of existing records.</text:span></text:p>
            <text:p text:style-name="P7"><text:span text:style-name="T5"/></text:p>
          </draw:text-box>
        </draw:frame>
        <presentation:notes draw:style-name="dp2">
          <draw:page-thumbnail draw:style-name="gr1" draw:layer="layout" svg:width="19.798cm" svg:height="11.136cm" svg:x="0.6cm" svg:y="2.257cm" draw:page-number="11" presentation:class="page"/>
          <draw:frame presentation:style-name="pr3" draw:text-style-name="P3" draw:layer="layout" svg:width="16.799cm" svg:height="13.364cm" svg:x="2.1cm" svg:y="14.107cm" presentation:class="notes" presentation:placeholder="true">
            <draw:text-box/>
          </draw:frame>
        </presentation:notes>
      </draw:page>
      <draw:page draw:name="page12" draw:style-name="dp1" draw:master-page-name="Default">
        <draw:custom-shape draw:style-name="gr2" draw:text-style-name="P1" draw:layer="layout" svg:width="8.5cm" svg:height="13.5cm" svg:x="1cm" svg:y="1.5cm">
          <text:p text:style-name="P19"><text:span text:style-name="T2">1. Data Acquisition and Preprocessing:</text:span></text:p>
          <text:p text:style-name="P19"><text:span text:style-name="T2"/></text:p>
          <text:p text:style-name="P19"><text:span text:style-name="T2">Gather Data: Collect data on metro stations, their locations (latitude and longitude), and the connections between them. This data can </text:span><text:span text:style-name="T2">be obtained from various sources like APIs, maps, or CSV files.</text:span></text:p>
          <text:p text:style-name="P19"><text:span text:style-name="T2">Preprocess Data: Clean and preprocess the data to ensure consistency and accuracy. This might involve removing duplicates, </text:span><text:span text:style-name="T2">handling missing values, and normalizing data formats.</text:span></text:p>
          <text:p text:style-name="P19"><text:span text:style-name="T2">Create a Graph: Represent the metro network as a graph, where nodes represent stations and edges represent connections between </text:span><text:span text:style-name="T2">stations.</text:span></text:p>
          <text:p text:style-name="P19"><text:span text:style-name="T2"/></text:p>
          <text:p text:style-name="P19"><text:span text:style-name="T2">2. Distance Matrix Calculation:</text:span></text:p>
          <text:p text:style-name="P19"><text:span text:style-name="T2"/></text:p>
          <text:p text:style-name="P19"><text:span text:style-name="T2">Calculate Distances: Use the Haversine formula to calculate the distances between all pairs of stations.</text:span></text:p>
          <text:p text:style-name="P19"><text:span text:style-name="T2">Create Distance Matrix: Store the calculated distances in a matrix, where each element matrix[i][j] represents the distance between </text:span><text:span text:style-name="T2">stations i and j.</text:span></text:p>
          <draw:enhanced-geometry svg:viewBox="0 0 21600 21600" draw:glue-points="10800 0 0 10800 10800 21600 21600 10800" draw:type="flowchart-process" draw:enhanced-path="M 0 0 L 21600 0 21600 21600 0 21600 0 0 Z N"/>
        </draw:custom-shape>
        <draw:custom-shape draw:style-name="gr2" draw:text-style-name="P14" draw:layer="layout" svg:width="8.5cm" svg:height="13.5cm" svg:x="10cm" svg:y="1.5cm">
          <text:p text:style-name="P14"><text:span text:style-name="T4">3. Pathfinding Algorithm:</text:span></text:p>
          <text:p text:style-name="P14"><text:span text:style-name="T4"/></text:p>
          <text:p text:style-name="P14"><text:span text:style-name="T4">Dijkstra's Algorithm: Implement Dijkstra's algorithm to find the shortest path between the current and destination stations. This algorithm efficiently finds the shortest path in a weighted graph.</text:span></text:p>
          <text:p text:style-name="P14"><text:span text:style-name="T4">Alternative Pathfinding Algorithms: Consider other algorithms like A* search or Floyd-Warshall algorithm for specific scenarios, such as real-time traffic updates or multiple transfers.</text:span></text:p>
          <text:p text:style-name="P14"><text:span text:style-name="T4"/></text:p>
          <text:p text:style-name="P14"><text:span text:style-name="T4">4. Route Planning and Optimization:</text:span></text:p>
          <text:p text:style-name="P14"><text:span text:style-name="T4"/></text:p>
          <text:p text:style-name="P14"><text:span text:style-name="T4">Line Transfers: Identify the optimal route, considering potential line transfers.</text:span></text:p>
          <text:p text:style-name="P14"><text:span text:style-name="T4">Station Sequences: Determine the sequence of stations to be visited along the shortest path.</text:span></text:p>
          <text:p text:style-name="P14"><text:span text:style-name="T4">Real-time Updates: If applicable, incorporate real-time traffic data or service disruptions to adjust the route plan.</text:span></text:p>
          <draw:enhanced-geometry svg:viewBox="0 0 21600 21600" draw:glue-points="10800 0 0 10800 10800 21600 21600 10800" draw:type="flowchart-process" draw:enhanced-path="M 0 0 L 21600 0 21600 21600 0 21600 0 0 Z N"/>
        </draw:custom-shape>
        <draw:custom-shape draw:style-name="gr2" draw:text-style-name="P14" draw:layer="layout" svg:width="8.5cm" svg:height="13.5cm" svg:x="19cm" svg:y="1.5cm">
          <text:p text:style-name="P19"><text:span text:style-name="T4"/></text:p>
          <text:p text:style-name="P19"><text:span text:style-name="T4">5. Additional Features:</text:span></text:p>
          <text:p text:style-name="P19"><text:span text:style-name="T4"/></text:p>
          <text:p text:style-name="P19"><text:span text:style-name="T4">Nearby Metro Stations: Implement a feature to find the nearest metro station to the user's current location.</text:span></text:p>
          <text:p text:style-name="P19"><text:span text:style-name="T4">Real-time Updates: Integrate with real-time data sources to provide accurate and up-to-date information on delays, cancellations, and alternative routes.</text:span></text:p>
          <text:p text:style-name="P19"><text:span text:style-name="T4">User Preferences: Allow users to customize their preferences, such as avoiding specific lines or stations.</text:span></text:p>
          <text:p text:style-name="P19"><text:span text:style-name="T4">Accessibility Information: Provide information on station accessibility for people with disabilities.</text:span></text:p>
          <draw:enhanced-geometry svg:viewBox="0 0 21600 21600" draw:glue-points="10800 0 0 10800 10800 21600 21600 10800" draw:type="flowchart-process" draw:enhanced-path="M 0 0 L 21600 0 21600 21600 0 21600 0 0 Z N"/>
        </draw:custom-shape>
        <draw:custom-shape draw:style-name="gr3" draw:text-style-name="P21" draw:layer="layout" svg:width="19cm" svg:height="0.5cm" svg:x="5cm" svg:y="0.5cm">
          <text:p text:style-name="P20"><text:span text:style-name="T8">Project Flow: </text:span>Pune Metro Navigator</text:p>
          <draw:enhanced-geometry svg:viewBox="0 0 21600 21600" draw:glue-points="10800 0 0 10800 10800 21600 21600 10800" draw:type="flowchart-process" draw:enhanced-path="M 0 0 L 21600 0 21600 21600 0 21600 0 0 Z N"/>
        </draw:custom-shape>
        <presentation:notes draw:style-name="dp2">
          <draw:page-thumbnail draw:style-name="gr1" draw:layer="layout" svg:width="19.798cm" svg:height="11.136cm" svg:x="0.6cm" svg:y="2.257cm" draw:page-number="12"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12-06T15:08:10.473272020</meta:creation-date>
    <dc:date>2024-12-06T19:11:23.441618332</dc:date>
    <meta:editing-duration>PT17M23S</meta:editing-duration>
    <meta:editing-cycles>4</meta:editing-cycles>
    <meta:generator>LibreOffice/7.3.7.2$Linux_X86_64 LibreOffice_project/30$Build-2</meta:generator>
    <meta:document-statistic meta:object-count="62"/>
  </office:meta>
</office:document-meta>
</file>